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left" draw:textarea-vertical-align="top"/>
    </style:style>
    <style:style style:name="gr2" style:family="graphic" style:parent-style-name="standard">
      <style:graphic-properties draw:fill="solid" draw:fill-color="#ffd320" draw:textarea-horizontal-align="center" draw:textarea-vertical-align="middle"/>
    </style:style>
    <style:style style:name="gr3" style:family="graphic" style:parent-style-name="standard">
      <style:graphic-properties draw:fill-color="#ffd320" draw:textarea-horizontal-align="center" draw:textarea-vertical-align="middle"/>
    </style:style>
    <style:style style:name="gr4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99cc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286cm" svg:height="1.929cm" svg:x="6.1cm" svg:y="11.199cm">
          <text:p text:style-name="P1"><text:span text:style-name="T1">user_id</text:span></text:p>
          <text:p text:style-name="P1"><text:span text:style-name="T1">name</text:span></text:p>
          <text:p text:style-name="P1"><text:span text:style-name="T1">email</text:span></text:p>
          <text:p text:style-name="P1"><text:span text:style-name="T1">password</text:span></text:p>
          <text:p text:style-name="P1"><text:span text:style-name="T1"/></text:p>
        </draw:rect>
        <draw:rect draw:style-name="gr2" draw:text-style-name="P4" xml:id="id6" draw:id="id6" draw:layer="layout" svg:width="2.286cm" svg:height="0.61cm" svg:x="6.1cm" svg:y="10.599cm">
          <text:p text:style-name="P3"><text:span text:style-name="T2">User</text:span></text:p>
        </draw:rect>
        <draw:rect draw:style-name="gr1" draw:text-style-name="P2" draw:layer="layout" svg:width="3.429cm" svg:height="1.929cm" svg:x="5.68cm" svg:y="7.072cm">
          <text:p text:style-name="P1"><text:span text:style-name="T1">match_set_id</text:span></text:p>
          <text:p text:style-name="P1"><text:span text:style-name="T1">label</text:span></text:p>
          <text:p text:style-name="P1"><text:span text:style-name="T1">update_date</text:span></text:p>
          <text:p text:style-name="P1"><text:span text:style-name="T1"/></text:p>
        </draw:rect>
        <draw:rect draw:style-name="gr2" draw:text-style-name="P4" xml:id="id2" draw:id="id2" draw:layer="layout" svg:width="3.429cm" svg:height="0.61cm" svg:x="5.68cm" svg:y="6.472cm">
          <text:p text:style-name="P3"><text:span text:style-name="T2">Match Set</text:span></text:p>
        </draw:rect>
        <draw:rect draw:style-name="gr1" draw:text-style-name="P2" draw:layer="layout" svg:width="3.81cm" svg:height="6.258cm" svg:x="10.779cm" svg:y="6.045cm">
          <text:p text:style-name="P1"><text:span text:style-name="T1">match_item_id</text:span></text:p>
          <text:p text:style-name="P1"><text:span text:style-name="T1">match_set_id</text:span></text:p>
          <text:p text:style-name="P1"><text:span text:style-name="T1">label</text:span></text:p>
          <text:p text:style-name="P1"><text:span text:style-name="T1">description</text:span></text:p>
          <text:p text:style-name="P1"><text:span text:style-name="T1">patient_data_a</text:span></text:p>
          <text:p text:style-name="P1"><text:span text:style-name="T1">patient_data_b</text:span></text:p>
          <text:p text:style-name="P1"><text:span text:style-name="T1">expect_status</text:span></text:p>
          <text:p text:style-name="P1"><text:span text:style-name="T1"><text:s/></text:span><text:span text:style-name="T1">- Possible Match</text:span></text:p>
          <text:p text:style-name="P1"><text:span text:style-name="T1"><text:s/></text:span><text:span text:style-name="T1">- Not a Match</text:span></text:p>
          <text:p text:style-name="P1"><text:span text:style-name="T1"><text:s/></text:span><text:span text:style-name="T1">- Match</text:span><text:span text:style-name="T1"><text:line-break/></text:span><text:span text:style-name="T1"> - Not Sure</text:span></text:p>
          <text:p text:style-name="P1"><text:span text:style-name="T1"><text:s/></text:span><text:span text:style-name="T1">- Review</text:span></text:p>
          <text:p text:style-name="P1"><text:span text:style-name="T1">user_id</text:span></text:p>
          <text:p text:style-name="P1"><text:span text:style-name="T1">update_date</text:span></text:p>
          <text:p text:style-name="P1"><text:span text:style-name="T1">data_source</text:span></text:p>
          <text:p text:style-name="P1"><text:span text:style-name="T1"/></text:p>
        </draw:rect>
        <draw:rect draw:style-name="gr2" draw:text-style-name="P4" draw:layer="layout" svg:width="3.81cm" svg:height="0.61cm" svg:x="10.779cm" svg:y="5.445cm">
          <text:p text:style-name="P3"><text:span text:style-name="T2">Match Item</text:span></text:p>
        </draw:rect>
        <draw:rect draw:style-name="gr1" draw:text-style-name="P2" draw:layer="layout" svg:width="3.683cm" svg:height="6.628cm" svg:x="18.018cm" svg:y="6.691cm">
          <text:p text:style-name="P1"><text:span text:style-name="T1">patient_id</text:span></text:p>
          <text:p text:style-name="P1"><text:span text:style-name="T1">link_with</text:span></text:p>
          <text:p text:style-name="P1"><text:span text:style-name="T1">last_name</text:span></text:p>
          <text:p text:style-name="P1"><text:span text:style-name="T1">first_name</text:span></text:p>
          <text:p text:style-name="P1"><text:span text:style-name="T1">dob</text:span></text:p>
          <text:p text:style-name="P1"><text:span text:style-name="T1">middle_name</text:span></text:p>
          <text:p text:style-name="P1"><text:span text:style-name="T1">suffix</text:span></text:p>
          <text:p text:style-name="P1"><text:span text:style-name="T1">sex</text:span></text:p>
          <text:p text:style-name="P1"><text:span text:style-name="T1">mom_maiden</text:span></text:p>
          <text:p text:style-name="P1"><text:span text:style-name="T1">mom_last</text:span></text:p>
          <text:p text:style-name="P1"><text:span text:style-name="T1">mom_first</text:span></text:p>
          <text:p text:style-name="P1"><text:span text:style-name="T1">mom_middle</text:span></text:p>
          <text:p text:style-name="P1"><text:span text:style-name="T1">vac_name</text:span></text:p>
          <text:p text:style-name="P1"><text:span text:style-name="T1">vac_code</text:span></text:p>
          <text:p text:style-name="P1"><text:span text:style-name="T1">vac_mfr</text:span></text:p>
          <text:p text:style-name="P1"><text:span text:style-name="T1">vac_date</text:span></text:p>
          <text:p text:style-name="P1"><text:span text:style-name="T1"/></text:p>
          <text:p text:style-name="P1"><text:span text:style-name="T1"/></text:p>
        </draw:rect>
        <draw:rect draw:style-name="gr2" draw:text-style-name="P4" xml:id="id4" draw:id="id4" draw:layer="layout" svg:width="3.683cm" svg:height="0.61cm" svg:x="18.018cm" svg:y="6.091cm">
          <text:p text:style-name="P3"><text:span text:style-name="T2">Patient</text:span></text:p>
        </draw:rect>
        <draw:circle draw:style-name="gr3" draw:text-style-name="P3" xml:id="id1" draw:id="id1" draw:layer="layout" svg:width="0.229cm" svg:height="0.229cm" svg:x="10.654cm" svg:y="6.67cm">
          <text:p/>
        </draw:circle>
        <draw:circle draw:style-name="gr3" draw:text-style-name="P3" xml:id="id5" draw:id="id5" draw:layer="layout" svg:width="0.229cm" svg:height="0.229cm" svg:x="10.654cm" svg:y="10.97cm">
          <text:p/>
        </draw:circle>
        <draw:connector draw:style-name="gr4" draw:text-style-name="P3" draw:layer="layout" draw:type="curve" svg:x1="10.654cm" svg:y1="6.784cm" svg:x2="9.109cm" svg:y2="6.777cm" draw:start-shape="id1" draw:start-glue-point="3" draw:end-shape="id2" svg:d="m10654 6784c-1158 0-386-7-1545-7">
          <text:p/>
        </draw:connector>
        <draw:circle draw:style-name="gr3" draw:text-style-name="P3" xml:id="id3" draw:id="id3" draw:layer="layout" svg:width="0.229cm" svg:height="0.229cm" svg:x="20.254cm" svg:y="7.27cm">
          <text:p/>
        </draw:circle>
        <draw:connector draw:style-name="gr4" draw:text-style-name="P3" draw:layer="layout" draw:type="curve" svg:x1="20.483cm" svg:y1="7.384cm" svg:x2="21.701cm" svg:y2="6.396cm" draw:start-shape="id3" draw:start-glue-point="1" draw:end-shape="id4" svg:d="m20483 7384c2578 0 1969-988 1218-988">
          <text:p/>
        </draw:connector>
        <draw:connector draw:style-name="gr4" draw:text-style-name="P3" draw:layer="layout" draw:type="curve" svg:x1="10.654cm" svg:y1="11.084cm" svg:x2="7.243cm" svg:y2="10.599cm" draw:start-shape="id5" draw:start-glue-point="3" draw:end-shape="id6" draw:end-glue-point="0" svg:d="m10654 11084c-1701 0-1417-493-1845-802s-1566-434-1566 317">
          <text:p/>
        </draw:connector>
        <draw:rect draw:style-name="gr5" draw:text-style-name="P3" draw:layer="layout" svg:width="4.096cm" svg:height="1.5cm" svg:x="22.844cm" svg:y="0.999cm">
          <text:p/>
        </draw:rect>
        <draw:frame draw:style-name="gr6" draw:layer="layout" svg:width="4.066cm" svg:height="0.963cm" svg:x="22.844cm" svg:y="1cm">
          <draw:text-box>
            <text:p>OIS Matcher</text:p>
          </draw:text-box>
        </draw:frame>
        <draw:frame draw:style-name="gr6" draw:text-style-name="P5" draw:layer="layout" svg:width="2.813cm" svg:height="0.725cm" svg:x="23.36cm" svg:y="1.762cm">
          <draw:text-box>
            <text:p><text:span text:style-name="T3">version 1.0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12-31T06:51:54.67</meta:creation-date>
    <dc:date>2014-12-31T08:25:22.28</dc:date>
    <dc:creator>Nathan Bunker</dc:creator>
    <meta:editing-duration>PT1H33M39S</meta:editing-duration>
    <meta:editing-cycles>5</meta:editing-cycles>
    <meta:generator>OpenOffice.org/3.4.1$Win32 OpenOffice.org_project/341m1$Build-9593</meta:generator>
    <meta:document-statistic meta:object-count="17"/>
  </office:meta>
</office:document-meta>
</file>